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писание задачи:</text:p>
      <text:p text:style-name="Standard">Реализовать микросервисное приложение трекера задач с управлением задачами через JSON API. Можно использовать любой из современных фреймворков</text:p>
      <text:p text:style-name="Standard"/>
      <text:p text:style-name="Standard">Приложение должно содержать:</text:p>
      <text:p text:style-name="Standard">1) Задачи</text:p>
      <text:p text:style-name="Standard">2) Список пользователей</text:p>
      <text:p text:style-name="Standard"/>
      <text:p text:style-name="Standard">Возможные действия через API:</text:p>
      <text:p text:style-name="Standard">1) Создание/удаление/редактирование задачи</text:p>
      <text:p text:style-name="Standard">2) Создание/удаление/редактирование пользователя</text:p>
      <text:p text:style-name="Standard">3) Поиск задач по фильтру с постраничной навигацией</text:p>
      <text:p text:style-name="Standard"/>
      <text:p text:style-name="Standard">Технические требования</text:p>
      <text:p text:style-name="Standard">- Приложение должно быть написано на PHP 7 или выше</text:p>
      <text:p text:style-name="Standard">- API должно быть написано по спецификации https://jsonapi.org/</text:p>
      <text:p text:style-name="Standard">- Весь код должен быть прокомментирован в стиле PHPDocumentor'a.</text:p>
      <text:p text:style-name="Standard">- Использовать любую реляционную БД (MySQL, PostgreSQL)</text:p>
      <text:p text:style-name="Standard">- Результат задания должен быть выложен на github и должна быть инструкция по запуску проекта. Также необходимо пояснить, сколько на каждую часть проекта ушло времени</text:p>
      <text:p text:style-name="Standard">- Никакого фронта не должно быть. Приложение должно работать только через JSON API.</text:p>
      <text:p text:style-name="Standard"/>
      <text:p text:style-name="Standard"/>
      <text:p text:style-name="Standard">Плюсом будут:</text:p>
      <text:p text:style-name="Standard">- Использование фреймворка Symfony или Laravel</text:p>
      <text:p text:style-name="Standard">- Соответствие стиля кода PSR-12</text:p>
      <text:p text:style-name="Standard">- Покрытие кода unit, функциональными и интеграционными тестами</text:p>
      <text:p text:style-name="Standard">- Работа с БД через миграции</text:p>
      <text:p text:style-name="Standard">- Использование ElasticSearch</text:p>
      <text:p text:style-name="Standard">- Использовать docker-compose для сборки приложения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6-05T14:09:37.072000000</dc:date>
    <meta:editing-duration>PT5S</meta:editing-duration>
    <meta:editing-cycles>1</meta:editing-cycles>
    <meta:document-statistic meta:table-count="0" meta:image-count="0" meta:object-count="0" meta:page-count="1" meta:paragraph-count="23" meta:word-count="155" meta:character-count="1154" meta:non-whitespace-character-count="1022"/>
  </office:meta>
</office:document-meta>
</file>